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0d2873" officeooo:paragraph-rsid="000d287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d2873" officeooo:paragraph-rsid="000d2873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d2873" officeooo:paragraph-rsid="000d287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d2873" officeooo:paragraph-rsid="000d28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cc" fo:font-size="14pt" officeooo:rsid="0018828c" officeooo:paragraph-rsid="0018828c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color="#0000cc" fo:font-size="14pt" officeooo:rsid="0018828c" officeooo:paragraph-rsid="0021dc40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cc" fo:font-size="14pt" officeooo:rsid="001a5796" officeooo:paragraph-rsid="001a5796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cc" fo:font-size="14pt" officeooo:rsid="001b0baa" officeooo:paragraph-rsid="001b0baa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0000cc" fo:font-size="14pt" officeooo:rsid="0020fb32" officeooo:paragraph-rsid="0020fb32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0000cc" fo:font-size="14pt" officeooo:rsid="00229b14" officeooo:paragraph-rsid="00229b14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cc" fo:font-size="14pt" fo:font-weight="normal" officeooo:rsid="001f1387" officeooo:paragraph-rsid="001f138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4pt" officeooo:rsid="0018828c" officeooo:paragraph-rsid="0018828c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000000" fo:font-size="14pt" officeooo:rsid="001a5796" officeooo:paragraph-rsid="001a5796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color="#000000" fo:font-size="14pt" officeooo:rsid="001a5796" officeooo:paragraph-rsid="0023e3f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000000" fo:font-size="14pt" officeooo:rsid="001a5796" officeooo:paragraph-rsid="00243e9e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color="#000000" fo:font-size="14pt" officeooo:rsid="001aa469" officeooo:paragraph-rsid="001aa46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000000" fo:font-size="14pt" officeooo:rsid="0020fb32" officeooo:paragraph-rsid="0020fb32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000000" fo:font-size="14pt" fo:font-weight="bold" officeooo:rsid="0016ff12" officeooo:paragraph-rsid="0016ff1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fo:font-size="14pt" fo:font-weight="bold" officeooo:rsid="0018828c" officeooo:paragraph-rsid="0018828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fo:font-size="14pt" fo:font-weight="bold" officeooo:rsid="001d4ca1" officeooo:paragraph-rsid="001d4ca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fo:font-size="14pt" fo:font-weight="normal" officeooo:rsid="001f1387" officeooo:paragraph-rsid="001f138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4pt" fo:font-weight="normal" officeooo:rsid="001f1387" officeooo:paragraph-rsid="001f1387" fo:background-color="#99ccf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ize="14pt" officeooo:rsid="0020fb32" officeooo:paragraph-rsid="0020fb32" fo:background-color="#99ccff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color="#000000" fo:font-size="14pt" officeooo:rsid="0021dc40" officeooo:paragraph-rsid="0021dc40" fo:background-color="#ffffff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color="#000000" fo:font-size="14pt" officeooo:rsid="001a5796" officeooo:paragraph-rsid="0023e3f9" fo:background-color="#99ccff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color="#000000" fo:font-size="14pt" officeooo:rsid="00276346" officeooo:paragraph-rsid="00276346" fo:background-color="#ffffff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color="#0000cc" fo:font-size="14pt" officeooo:rsid="001a5796" officeooo:paragraph-rsid="0023e3f9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color="#3399ff" fo:font-size="14pt" officeooo:rsid="00276346" officeooo:paragraph-rsid="00276346" fo:background-color="#ffffff" style:font-size-asian="14pt" style:font-size-complex="14pt"/>
    </style:style>
    <style:style style:name="T1" style:family="text">
      <style:text-properties fo:color="#0000cc"/>
    </style:style>
    <style:style style:name="T2" style:family="text">
      <style:text-properties fo:color="#0000cc" officeooo:rsid="0021dc40"/>
    </style:style>
    <style:style style:name="T3" style:family="text">
      <style:text-properties fo:color="#0000cc" officeooo:rsid="0021dc40" fo:background-color="#99ccff" loext:char-shading-value="0"/>
    </style:style>
    <style:style style:name="T4" style:family="text">
      <style:text-properties fo:color="#0000cc" officeooo:rsid="0021dc40" fo:background-color="#99ccff" loext:char-shading-value="0"/>
    </style:style>
    <style:style style:name="T5" style:family="text">
      <style:text-properties fo:background-color="#99ccff" loext:char-shading-value="0"/>
    </style:style>
    <style:style style:name="T6" style:family="text">
      <style:text-properties officeooo:rsid="0023e3f9" fo:background-color="#99ccff" loext:char-shading-value="0"/>
    </style:style>
    <style:style style:name="T7" style:family="text">
      <style:text-properties officeooo:rsid="0018828c" fo:background-color="#99ccff" loext:char-shading-value="0"/>
    </style:style>
    <style:style style:name="T8" style:family="text">
      <style:text-properties officeooo:rsid="0018828c" fo:background-color="#99ccff" loext:char-shading-value="0"/>
    </style:style>
    <style:style style:name="T9" style:family="text">
      <style:text-properties officeooo:rsid="0018828c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1dc40"/>
    </style:style>
    <style:style style:name="T12" style:family="text">
      <style:text-properties fo:color="#3399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se 14</text:p>
      <text:p text:style-name="P1">Tamara Gademann</text:p>
      <text:p text:style-name="P1">s3465535</text:p>
      <text:p text:style-name="P1">25-01-2018</text:p>
      <text:p text:style-name="P2">Comments &amp; notes</text:p>
      <text:p text:style-name="P3"/>
      <text:p text:style-name="P26">#!/usr/bin/python</text:p>
      <text:p text:style-name="P28">#latlon_5.py</text:p>
      <text:p text:style-name="P26"/>
      <text:p text:style-name="P26">import re <text:span text:style-name="T12">#do this to downoad the function regular expression</text:span></text:p>
      <text:p text:style-name="P26"/>
      <text:p text:style-name="P26">def decimalat(DegString): <text:span text:style-name="T12">#functions must be defined before you can use it (def=define)</text:span></text:p>
      <text:p text:style-name="P26"><text:tab/>SearchStr='(\d+) ([\d\.]+) (\w)' <text:span text:style-name="T12">#this requires that you open the InFile later, because they belong together</text:span></text:p>
      <text:p text:style-name="P28">#<text:tab/>Result=re.search(SearchStr,ElementList[2]) #the result should search for ElementList[2] which the program has to find</text:p>
      <text:p text:style-name="P26"><text:tab/>Result=re.search(SearchStr,DegString)</text:p>
      <text:p text:style-name="P26"/>
      <text:p text:style-name="P28">#<text:tab/>DegreeString=Result.group(1) #(1) means the same like $1 in jEdit</text:p>
      <text:p text:style-name="P28">#<text:tab/>MinuteString=Result.group(2)</text:p>
      <text:p text:style-name="P28">#<text:tab/>Compass=Result.group(3)</text:p>
      <text:p text:style-name="P26"><text:tab/>print Result.group(2)</text:p>
      <text:p text:style-name="P26"><text:tab/>Degrees=float(Result.group(1))</text:p>
      <text:p text:style-name="P26"><text:tab/>Minutes=float(Result.group(2))</text:p>
      <text:p text:style-name="P26"><text:tab/>Compass=Result.group(3).upper()</text:p>
      <text:p text:style-name="P26"/>
      <text:p text:style-name="P26"><text:tab/>DecimalDegree = Degrees + Minutes/60 #/60 because of sec. &amp; hours</text:p>
      <text:p text:style-name="P26"/>
      <text:p text:style-name="P26"><text:tab/>if Compass=='S' or Compass=='W': #south and west</text:p>
      <text:p text:style-name="P26"><text:tab/><text:tab/>DecimalDegree=-DecimalDegree</text:p>
      <text:p text:style-name="P26"><text:tab/>return DecimalDegree #return means, which function it has to send back, has to stand before the for loop &amp; before the program is readed</text:p>
      <text:p text:style-name="P26"/>
      <text:p text:style-name="P26">InFileName='Marrus_claudanielis.txt' <text:span text:style-name="T12">#now open the file</text:span></text:p>
      <text:p text:style-name="P26">OutFileName='dec_'+InFileName</text:p>
      <text:p text:style-name="P26">WriteOutFile= True</text:p>
      <text:p text:style-name="P26">InFile=open(InFileName,'r')</text:p>
      <text:p text:style-name="P26">HeaderLine='dive\tdepth\tlatitude\tlongitude\tdate\tcomment'</text:p>
      <text:p text:style-name="P26">print HeaderLine #write the Headliner for the list you are building <text:span text:style-name="T12">#all in all you this script copys choosen parts out of the different ElementLists and paste them into a new list/table</text:span></text:p>
      <text:p text:style-name="P26">if WriteOutFile:</text:p>
      <text:p text:style-name="P26"><text:tab/>OutFile=open(OutFileName,'w')</text:p>
      <text:p text:style-name="P26"><text:tab/>OutFile.write(HeaderLine+'\n')</text:p>
      <text:p text:style-name="P26"><text:soft-page-break/>LineNumber=0</text:p>
      <text:p text:style-name="P26">for Line in InFile: <text:span text:style-name="T12">#read files (ElementLists) in a for loop with if statements... if it like... than...and than add the placemarkers &amp;after that LineNumber+=1 to start again at the beginning.</text:span></text:p>
      <text:p text:style-name="P26"><text:tab/>if LineNumber&gt;0:</text:p>
      <text:p text:style-name="P26"><text:tab/><text:tab/>Line=Line.strip('\n')</text:p>
      <text:p text:style-name="P26"><text:tab/><text:tab/>ElementList=Line.split('\t')</text:p>
      <text:p text:style-name="P26"><text:tab/><text:tab/>Dive=ElementList[0] <text:span text:style-name="T12">#here you define what you copy and paste (s.a.)</text:span></text:p>
      <text:p text:style-name="P26"><text:tab/><text:tab/>Date=ElementList[1]</text:p>
      <text:p text:style-name="P26"><text:tab/><text:tab/>Depth=ElementList[4]</text:p>
      <text:p text:style-name="P26"><text:tab/><text:tab/>Comment=ElementList[5]</text:p>
      <text:p text:style-name="P26"><text:tab/><text:tab/>print "Look here", ElementList[2], ElementList[3]</text:p>
      <text:p text:style-name="P26"><text:tab/><text:tab/>LatDegrees=decimalat(ElementList[2]) <text:span text:style-name="T12">#define Latitude and Longitude, so that the program can recognize them</text:span></text:p>
      <text:p text:style-name="P26"><text:tab/><text:tab/>LonDegrees=decimalat(ElementList[3])</text:p>
      <text:p text:style-name="P26"><text:tab/><text:tab/>print "Look here after decimalar", LatDegrees, LonDegrees</text:p>
      <text:p text:style-name="P26"><text:tab/><text:tab/>print 'Lat: %f, Lon:%f' %(LatDegrees,LonDegrees) <text:span text:style-name="T12">#print for check</text:span></text:p>
      <text:p text:style-name="P26"/>
      <text:p text:style-name="P26"><text:tab/><text:tab/>PlacemarkString='''</text:p>
      <text:p text:style-name="P26">&lt;Placemark&gt;</text:p>
      <text:p text:style-name="P26"><text:tab/>&lt;name&gt;Marrus - %s&lt;/name&gt;</text:p>
      <text:p text:style-name="P26"><text:tab/>&lt;description&gt;%s&lt;/description&gt;</text:p>
      <text:p text:style-name="P26"><text:tab/>&lt;Point&gt;</text:p>
      <text:p text:style-name="P26"><text:tab/><text:tab/>&lt;altitudeMode&gt;absolute&lt;/altitudeMode&gt;</text:p>
      <text:p text:style-name="P26"><text:tab/><text:tab/>&lt;coordinates&gt;%f, %f, -%s&lt;/coordiantes&gt;</text:p>
      <text:p text:style-name="P26"><text:tab/>&lt;Point&gt;</text:p>
      <text:p text:style-name="P26">&lt;/Placemark&gt;''' % (Dive,Line,LonDegrees,LatDegrees,Depth)</text:p>
      <text:p text:style-name="P26"><text:tab/><text:tab/>if WriteOutFile:</text:p>
      <text:p text:style-name="P26"><text:tab/><text:tab/><text:tab/>OutFile.write(PlacemarkString)</text:p>
      <text:p text:style-name="P26"><text:tab/><text:tab/>else:</text:p>
      <text:p text:style-name="P26"><text:tab/><text:tab/><text:tab/>print PlacemarkString</text:p>
      <text:p text:style-name="P26"><text:tab/>LineNumber+=1</text:p>
      <text:p text:style-name="P26">InFile.close()</text:p>
      <text:p text:style-name="P26">if WriteOutFile:</text:p>
      <text:p text:style-name="P26"><text:tab/>print'Saved',LineNumber,'records form',InFileName,'as',\</text:p>
      <text:p text:style-name="P26"><text:tab/><text:tab/>OutFileName</text:p>
      <text:p text:style-name="P26"><text:tab/>OutFile.write('\n&lt;/Documents&gt;\n&lt;/kml&gt;\n')</text:p>
      <text:p text:style-name="P26"><text:tab/>OutFile.close()</text:p>
      <text:p text:style-name="P26">else:</text:p>
      <text:p text:style-name="P26"><text:tab/>print '\n&lt;/Document&gt;\n&lt;/kml&gt;\n'</text:p>
      <text:p text:style-name="P26"/>
      <text:p text:style-name="P28">#here you modify the latlon_4.py script, so that it can be used for Google Earth</text:p>
      <text:p text:style-name="P28">#you want translate in KML = Keyhole Markup Language</text:p>
      <text:p text:style-name="P28">#because not all data are KML yet, you should change them all &amp; put all data from the inputfile into the outputfile</text:p>
      <text:p text:style-name="P26"><text:soft-page-break/>#but the placemarker is used to generate a header</text:p>
      <text:p text:style-name="P26">#so that you now generate headeer &amp; fooder within a loop</text:p>
      <text:p text:style-name="P26">#the resulting string also has to include the line-endings \n</text:p>
      <text:p text:style-name="P26">#as you see in the following you can insert all 5 values at once, what is faster &amp; shorter than do it one by one</text:p>
      <text:p text:style-name="P26">#you parse strings of other files into your 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1:41:02.951295105</meta:creation-date>
    <dc:date>2018-01-25T16:43:32.043105005</dc:date>
    <meta:editing-duration>PT4H32M49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3" meta:paragraph-count="76" meta:word-count="396" meta:character-count="3311" meta:non-whitespace-character-count="2928"/>
  </office:meta>
</office:document-meta>
</file>